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3ec7" officeooo:paragraph-rsid="00103ec7"/>
    </style:style>
    <style:style style:name="P2" style:family="paragraph" style:parent-style-name="Standard">
      <style:paragraph-properties fo:text-align="center" style:justify-single-word="false"/>
      <style:text-properties officeooo:rsid="00103ec7" officeooo:paragraph-rsid="00103ec7"/>
    </style:style>
    <style:style style:name="P3" style:family="paragraph" style:parent-style-name="Standard">
      <style:text-properties fo:font-style="italic" officeooo:rsid="00103ec7" officeooo:paragraph-rsid="00103ec7" style:font-style-asian="italic" style:font-style-complex="italic"/>
    </style:style>
    <style:style style:name="P4" style:family="paragraph" style:parent-style-name="Standard">
      <style:text-properties officeooo:rsid="00145c67" officeooo:paragraph-rsid="00145c67"/>
    </style:style>
    <style:style style:name="P5" style:family="paragraph" style:parent-style-name="Standard">
      <style:text-properties officeooo:rsid="0015ffb9" officeooo:paragraph-rsid="0015ffb9"/>
    </style:style>
    <style:style style:name="P6" style:family="paragraph" style:parent-style-name="Standard">
      <style:text-properties officeooo:rsid="001755de" officeooo:paragraph-rsid="001755de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5ffb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55de" style:font-style-asian="italic" style:font-style-complex="italic"/>
    </style:style>
    <style:style style:name="T6" style:family="text">
      <style:text-properties officeooo:rsid="0015ffb9"/>
    </style:style>
    <style:style style:name="T7" style:family="text">
      <style:text-properties officeooo:rsid="001755de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185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Algebra Symmetry</text:p>
      <text:p text:style-name="P2">by Sven Nilsen, 2020</text:p>
      <text:p text:style-name="P1"/>
      <text:p text:style-name="P3">In this paper I discuss symmetry in Avatar Algebra.</text:p>
      <text:p text:style-name="P1"/>
      <text:p text:style-name="P1">Avatar Algebra is the idea that theorems in algebra are related to theorems about Avatar Extensions<text:span text:style-name="T2"><text:reference-ref text:reference-format="text" text:ref-name="avatar extensions">[1]</text:reference-ref></text:span>.</text:p>
      <text:p text:style-name="P1"/>
      <text:p text:style-name="P4">In the paper “Avatar Algebra Superposition”<text:span text:style-name="T2"><text:reference-ref text:reference-format="text" text:ref-name="avatar algebra superposition">[2]</text:reference-ref></text:span>, I discussed the principle of superposition for Avatar Algebra, <text:span text:style-name="T7">which follows from the distribution property in normal algebra</text:span>. I also showed that the introduction operator is naturally associative, since it does not mean anything deeper than introducing new objects. <text:span text:style-name="T6">Another way to think about it, is like a concatenated list or a Cartesian product</text:span><text:span text:style-name="T3"><text:reference-ref text:reference-format="text" text:ref-name="cartesian product">[3]</text:reference-ref></text:span><text:span text:style-name="T6">. However, the distributivity property still says something deep:</text:span></text:p>
      <text:p text:style-name="P4"/>
      <text:p text:style-name="P4"><text:tab/><text:span text:style-name="T6">(a + b) · f(x) = a · f(x) + b · f(x)</text:span></text:p>
      <text:p text:style-name="P4"/>
      <text:p text:style-name="P5">Here, `a + b` means `a` and `b` are related by some symmetry<text:span text:style-name="T2"><text:reference-ref text:reference-format="text" text:ref-name="symmetry in mathematics">[4]</text:reference-ref></text:span>.</text:p>
      <text:p text:style-name="P5">This symmetry is lifted into a symmetry between two mathematical objects.</text:p>
      <text:p text:style-name="P5">In some way, the distributivity property can be used to create copies of mathematical objects.</text:p>
      <text:p text:style-name="P5"/>
      <text:p text:style-name="P5">The question is: What does a symmetry mean?</text:p>
      <text:p text:style-name="P5"/>
      <text:p text:style-name="P5">The simplest kind of symmetry is commutativity<text:span text:style-name="T2"><text:reference-ref text:reference-format="text" text:ref-name="commutative property">[5]</text:reference-ref></text:span> of addition:</text:p>
      <text:p text:style-name="P5"/>
      <text:p text:style-name="P5"><text:tab/>a + b = b + a</text:p>
      <text:p text:style-name="P5"/>
      <text:p text:style-name="P5">Therefore, <text:span text:style-name="T7">from superposition </text:span>one gets the following:</text:p>
      <text:p text:style-name="P5"/>
      <text:p text:style-name="P5"><text:tab/>a · f(x) + b · f(x) = b · f(x) + a · f(x)</text:p>
      <text:p text:style-name="P5"/>
      <text:p text:style-name="P5">It means, when `a` and `b` can be swapped, one can also swap the mathematical objects.</text:p>
      <text:p text:style-name="P5"/>
      <text:p text:style-name="P5">This swapping is not the kind that takes two objects and swaps them <text:span text:style-name="T5">physically</text:span>.</text:p>
      <text:p text:style-name="P5">Instead, it might be thought of as <text:span text:style-name="T4">reconstructing</text:span> the two objects such that they look swapped.</text:p>
      <text:p text:style-name="P6">However, in many situations, one can exchange one kind of swap with another.</text:p>
      <text:p text:style-name="P6"/>
      <text:p text:style-name="P6">Hence, <text:span text:style-name="T9">usually</text:span> this kind of symmetry is <text:span text:style-name="T4">sufficient</text:span>.</text:p>
      <text:p text:style-name="P6"/>
      <text:p text:style-name="P6"/>
      <text:h text:style-name="P7" text:outline-level="3">References:</text:h>
      <text:p text:style-name="P1"/>
      <text:p text:style-name="P1"><text:reference-mark-start text:name="avatar extensions"/>[1]<text:reference-mark-end text:name="avatar extensions"/><text:tab/>“Avatar Extensions”</text:p>
      <text:p text:style-name="P1"><text:tab/>AdvancedResearch – Reading Sequence on Path Semantics</text:p>
      <text:p text:style-name="P1"><text:tab/><text:a xlink:type="simple" xlink:href="https://github.com/advancedresearch/path_semantics/blob/master/sequences.md#avatar-extensions" text:style-name="Internet_20_link" text:visited-style-name="Visited_20_Internet_20_Link"><text:span text:style-name="T1">https://github.com/advancedresearch/path_semantics/blob/master/sequences.md#avatar-extensions</text:span></text:a></text:p>
      <text:p text:style-name="P1"/>
      <text:p text:style-name="P6"><text:reference-mark-start text:name="avatar algebra superposition"/>[2]<text:reference-mark-end text:name="avatar algebra superposition"/><text:tab/>“Avatar Algebra Superposition”</text:p>
      <text:p text:style-name="P6"><text:tab/>Sven Nilsen, 2020</text:p>
      <text:p text:style-name="P6"><text:tab/><text:a xlink:type="simple" xlink:href="https://github.com/advancedresearch/path_semantics/blob/master/papers-wip/avatar-algebra-superposition.pdf" text:style-name="Internet_20_link" text:visited-style-name="Visited_20_Internet_20_Link"><text:span text:style-name="T1">https://github.com/advancedresearch/path_semantics/blob/master/papers-wip/avatar-algebra-superposition.pdf</text:span></text:a></text:p>
      <text:p text:style-name="P6"/>
      <text:p text:style-name="P6"><text:reference-mark-start text:name="cartesian product"/>[3]<text:reference-mark-end text:name="cartesian product"/><text:tab/>“Cartesian product”</text:p>
      <text:p text:style-name="P6"><text:tab/>Wikipedia</text:p>
      <text:p text:style-name="P6"><text:tab/><text:a xlink:type="simple" xlink:href="https://en.wikipedia.org/wiki/Cartesian_product" text:style-name="Internet_20_link" text:visited-style-name="Visited_20_Internet_20_Link"><text:span text:style-name="T1">https://en.wikipedia.org/wiki/Cartesian_product</text:span></text:a></text:p>
      <text:p text:style-name="P6"/>
      <text:p text:style-name="P6"><text:reference-mark-start text:name="symmetry in mathematics"/>[4]<text:reference-mark-end text:name="symmetry in mathematics"/><text:tab/>“Symmetry in mathematics”</text:p>
      <text:p text:style-name="P6"><text:tab/>Wikipedia</text:p>
      <text:p text:style-name="P6"><text:tab/><text:a xlink:type="simple" xlink:href="https://en.wikipedia.org/wiki/Symmetry_in_mathematics" text:style-name="Internet_20_link" text:visited-style-name="Visited_20_Internet_20_Link"><text:span text:style-name="T1">https://en.wikipedia.org/wiki/Symmetry_in_mathematics</text:span></text:a></text:p>
      <text:p text:style-name="P6"/>
      <text:p text:style-name="P6"><text:reference-mark-start text:name="commutative property"/>[5]<text:reference-mark-end text:name="commutative property"/><text:tab/>“Commutative property”</text:p>
      <text:p text:style-name="P6"><text:tab/>Wikipedia</text:p>
      <text:p text:style-name="P6"><text:tab/><text:a xlink:type="simple" xlink:href="https://en.wikipedia.org/wiki/Commutative_property" text:style-name="Internet_20_link" text:visited-style-name="Visited_20_Internet_20_Link"><text:span text:style-name="T1">https://en.wikipedia.org/wiki/Commutative_property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7:54:04.791548000</meta:creation-date>
    <dc:date>2020-10-27T19:17:49.587258000</dc:date>
    <meta:editing-duration>PT31S</meta:editing-duration>
    <meta:editing-cycles>1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5" meta:word-count="300" meta:character-count="2131" meta:non-whitespace-character-count="1852"/>
  </office:meta>
</office:document-meta>
</file>